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F00000019C42068B8FEA12072F.png" manifest:media-type="image/png"/>
  <manifest:file-entry manifest:full-path="Pictures/10000000000003F00000019C388E5ECEBCBA710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paragraph" svg:width="17cm" svg:height="6.948cm" draw:z-index="0"><draw:image xlink:href="Pictures/10000000000003F00000019C42068B8FEA12072F.png" xlink:type="simple" xlink:show="embed" xlink:actuate="onLoad" loext:mime-type="image/png"/></draw:frame><draw:frame draw:style-name="fr1" draw:name="Image2" text:anchor-type="paragraph" svg:x="0.37cm" svg:y="7.752cm" svg:width="17cm" svg:height="6.948cm" draw:z-index="1"><draw:image xlink:href="Pictures/10000000000003F00000019C388E5ECEBCBA710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1-17T11:29:05.752000000</meta:creation-date>
    <dc:date>2025-01-17T11:30:13.770000000</dc:date>
    <meta:editing-duration>PT1M12S</meta:editing-duration>
    <meta:editing-cycles>1</meta:editing-cycles>
    <meta:generator>LibreOffice/6.3.6.2$Windows_x86 LibreOffice_project/2196df99b074d8a661f4036fca8fa0cbfa33a497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